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58.07pt" svg:height="630.03pt" svg:x="696.59pt" svg:y="113.78pt">
            <draw:object draw:notify-on-update-of-ranges="Sheet1.A2:Sheet1.A2 Sheet1.A3:Sheet1.A19 Sheet1.B2:Sheet1.B2 Sheet1.B3:Sheet1.B19 Sheet1.C2:Sheet1.C2 Sheet1.C3:Sheet1.C19 Sheet1.D2:Sheet1.D2 Sheet1.D3:Sheet1.D19 Sheet1.E2:Sheet1.E2 Sheet1.E3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58.07pt" svg:height="630.03pt" svg:x="669.8pt" svg:y="800.7pt">
            <draw:object draw:notify-on-update-of-ranges="Sheet1.A2:Sheet1.A2 Sheet1.A3:Sheet1.A19 Sheet1.B2:Sheet1.B2 Sheet1.B3:Sheet1.B19 Sheet1.C2:Sheet1.C2 Sheet1.C3:Sheet1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mpirical Growing Cholesky</text:p>
          </table:table-cell>
          <table:table-cell office:value-type="string" calcext:value-type="string">
            <text:p>Empirical Growing PLU</text:p>
          </table:table-cell>
          <table:table-cell office:value-type="string" calcext:value-type="string">
            <text:p>Theoretical Bound Cholesky</text:p>
          </table:table-cell>
          <table:table-cell office:value-type="string" calcext:value-type="string">
            <text:p>Theoretical Bound PL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39212608337" calcext:value-type="float">
            <text:p>0.00139212608337</text:p>
          </table:table-cell>
          <table:table-cell office:value-type="float" office:value="0.00241589546204" calcext:value-type="float">
            <text:p>0.00241589546204</text:p>
          </table:table-cell>
          <table:table-cell table:formula="of:=(1/3*[.A3]^3)" office:value-type="float" office:value="333.333333333333" calcext:value-type="float">
            <text:p>333.333333333333</text:p>
          </table:table-cell>
          <table:table-cell table:formula="of:=(2/3*[.A3]^3)" office:value-type="float" office:value="666.666666666667" calcext:value-type="float">
            <text:p>666.6666666666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31893157959" calcext:value-type="float">
            <text:p>0.131893157959</text:p>
          </table:table-cell>
          <table:table-cell office:value-type="float" office:value="0.241790056229" calcext:value-type="float">
            <text:p>0.241790056229</text:p>
          </table:table-cell>
          <table:table-cell table:formula="of:=(1/3*[.A4]^3)" office:value-type="float" office:value="3087000" calcext:value-type="float">
            <text:p>3087000</text:p>
          </table:table-cell>
          <table:table-cell table:formula="of:=(2/3*[.A4]^3)" office:value-type="float" office:value="6174000" calcext:value-type="float">
            <text:p>61740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519479990005" calcext:value-type="float">
            <text:p>0.519479990005</text:p>
          </table:table-cell>
          <table:table-cell office:value-type="float" office:value="0.971600055695" calcext:value-type="float">
            <text:p>0.971600055695</text:p>
          </table:table-cell>
          <table:table-cell table:formula="of:=(1/3*[.A5]^3)" office:value-type="float" office:value="22973666.6666667" calcext:value-type="float">
            <text:p>22973666.6666667</text:p>
          </table:table-cell>
          <table:table-cell table:formula="of:=(2/3*[.A5]^3)" office:value-type="float" office:value="45947333.3333333" calcext:value-type="float">
            <text:p>45947333.333333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19229221344" calcext:value-type="float">
            <text:p>1.19229221344</text:p>
          </table:table-cell>
          <table:table-cell office:value-type="float" office:value="2.29912304878" calcext:value-type="float">
            <text:p>2.29912304878</text:p>
          </table:table-cell>
          <table:table-cell table:formula="of:=(1/3*[.A6]^3)" office:value-type="float" office:value="75660333.3333333" calcext:value-type="float">
            <text:p>75660333.3333333</text:p>
          </table:table-cell>
          <table:table-cell table:formula="of:=(2/3*[.A6]^3)" office:value-type="float" office:value="151320666.666667" calcext:value-type="float">
            <text:p>151320666.66666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23292708397" calcext:value-type="float">
            <text:p>2.23292708397</text:p>
          </table:table-cell>
          <table:table-cell office:value-type="float" office:value="4.31214499474" calcext:value-type="float">
            <text:p>4.31214499474</text:p>
          </table:table-cell>
          <table:table-cell table:formula="of:=(1/3*[.A7]^3)" office:value-type="float" office:value="177147000" calcext:value-type="float">
            <text:p>177147000</text:p>
          </table:table-cell>
          <table:table-cell table:formula="of:=(2/3*[.A7]^3)" office:value-type="float" office:value="354294000" calcext:value-type="float">
            <text:p>3542940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.61756300926" calcext:value-type="float">
            <text:p>3.61756300926</text:p>
          </table:table-cell>
          <table:table-cell office:value-type="float" office:value="7.13381409645" calcext:value-type="float">
            <text:p>7.13381409645</text:p>
          </table:table-cell>
          <table:table-cell table:formula="of:=(1/3*[.A8]^3)" office:value-type="float" office:value="343433666.666667" calcext:value-type="float">
            <text:p>343433666.666667</text:p>
          </table:table-cell>
          <table:table-cell table:formula="of:=(2/3*[.A8]^3)" office:value-type="float" office:value="686867333.333333" calcext:value-type="float">
            <text:p>686867333.33333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.54686903954" calcext:value-type="float">
            <text:p>5.54686903954</text:p>
          </table:table-cell>
          <table:table-cell office:value-type="float" office:value="10.5928821564" calcext:value-type="float">
            <text:p>10.5928821564</text:p>
          </table:table-cell>
          <table:table-cell table:formula="of:=(1/3*[.A9]^3)" office:value-type="float" office:value="590520333.333333" calcext:value-type="float">
            <text:p>590520333.333333</text:p>
          </table:table-cell>
          <table:table-cell table:formula="of:=(2/3*[.A9]^3)" office:value-type="float" office:value="1181040666.66667" calcext:value-type="float">
            <text:p>1181040666.6666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7.55332708359" calcext:value-type="float">
            <text:p>7.55332708359</text:p>
          </table:table-cell>
          <table:table-cell office:value-type="float" office:value="14.6313049793" calcext:value-type="float">
            <text:p>14.6313049793</text:p>
          </table:table-cell>
          <table:table-cell table:formula="of:=(1/3*[.A10]^3)" office:value-type="float" office:value="934407000" calcext:value-type="float">
            <text:p>934407000</text:p>
          </table:table-cell>
          <table:table-cell table:formula="of:=(2/3*[.A10]^3)" office:value-type="float" office:value="1868814000" calcext:value-type="float">
            <text:p>18688140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0.263520956" calcext:value-type="float">
            <text:p>10.263520956</text:p>
          </table:table-cell>
          <table:table-cell office:value-type="float" office:value="19.8109240532" calcext:value-type="float">
            <text:p>19.8109240532</text:p>
          </table:table-cell>
          <table:table-cell table:formula="of:=(1/3*[.A11]^3)" office:value-type="float" office:value="1391093666.66667" calcext:value-type="float">
            <text:p>1391093666.66667</text:p>
          </table:table-cell>
          <table:table-cell table:formula="of:=(2/3*[.A11]^3)" office:value-type="float" office:value="2782187333.33333" calcext:value-type="float">
            <text:p>2782187333.3333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3.1271560192" calcext:value-type="float">
            <text:p>13.1271560192</text:p>
          </table:table-cell>
          <table:table-cell office:value-type="float" office:value="25.6402540207" calcext:value-type="float">
            <text:p>25.6402540207</text:p>
          </table:table-cell>
          <table:table-cell table:formula="of:=(1/3*[.A12]^3)" office:value-type="float" office:value="1976580333.33333" calcext:value-type="float">
            <text:p>1976580333.33333</text:p>
          </table:table-cell>
          <table:table-cell table:formula="of:=(2/3*[.A12]^3)" office:value-type="float" office:value="3953160666.66667" calcext:value-type="float">
            <text:p>3953160666.6666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.7079429626" calcext:value-type="float">
            <text:p>16.7079429626</text:p>
          </table:table-cell>
          <table:table-cell office:value-type="float" office:value="32.5339698792" calcext:value-type="float">
            <text:p>32.5339698792</text:p>
          </table:table-cell>
          <table:table-cell table:formula="of:=(1/3*[.A13]^3)" office:value-type="float" office:value="2706867000" calcext:value-type="float">
            <text:p>2706867000</text:p>
          </table:table-cell>
          <table:table-cell table:formula="of:=(2/3*[.A13]^3)" office:value-type="float" office:value="5413734000" calcext:value-type="float">
            <text:p>541373400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0.4737589359" calcext:value-type="float">
            <text:p>20.4737589359</text:p>
          </table:table-cell>
          <table:table-cell office:value-type="float" office:value="40.4629878998" calcext:value-type="float">
            <text:p>40.4629878998</text:p>
          </table:table-cell>
          <table:table-cell table:formula="of:=(1/3*[.A14]^3)" office:value-type="float" office:value="3597953666.66667" calcext:value-type="float">
            <text:p>3597953666.66667</text:p>
          </table:table-cell>
          <table:table-cell table:formula="of:=(2/3*[.A14]^3)" office:value-type="float" office:value="7195907333.33333" calcext:value-type="float">
            <text:p>7195907333.3333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5.7847239971" calcext:value-type="float">
            <text:p>25.7847239971</text:p>
          </table:table-cell>
          <table:table-cell office:value-type="float" office:value="50.70875597" calcext:value-type="float">
            <text:p>50.70875597</text:p>
          </table:table-cell>
          <table:table-cell table:formula="of:=(1/3*[.A15]^3)" office:value-type="float" office:value="4665840333.33333" calcext:value-type="float">
            <text:p>4665840333.33333</text:p>
          </table:table-cell>
          <table:table-cell table:formula="of:=(2/3*[.A15]^3)" office:value-type="float" office:value="9331680666.66667" calcext:value-type="float">
            <text:p>9331680666.6666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0.3348200321" calcext:value-type="float">
            <text:p>30.3348200321</text:p>
          </table:table-cell>
          <table:table-cell office:value-type="float" office:value="60.8351459503" calcext:value-type="float">
            <text:p>60.8351459503</text:p>
          </table:table-cell>
          <table:table-cell table:formula="of:=(1/3*[.A16]^3)" office:value-type="float" office:value="5926527000" calcext:value-type="float">
            <text:p>5926527000</text:p>
          </table:table-cell>
          <table:table-cell table:formula="of:=(2/3*[.A16]^3)" office:value-type="float" office:value="11853054000" calcext:value-type="float">
            <text:p>1185305400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5.7913658619" calcext:value-type="float">
            <text:p>35.7913658619</text:p>
          </table:table-cell>
          <table:table-cell office:value-type="float" office:value="72.8757150173" calcext:value-type="float">
            <text:p>72.8757150173</text:p>
          </table:table-cell>
          <table:table-cell table:formula="of:=(1/3*[.A17]^3)" office:value-type="float" office:value="7396013666.66667" calcext:value-type="float">
            <text:p>7396013666.66667</text:p>
          </table:table-cell>
          <table:table-cell table:formula="of:=(2/3*[.A17]^3)" office:value-type="float" office:value="14792027333.3333" calcext:value-type="float">
            <text:p>14792027333.333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42.2479858398" calcext:value-type="float">
            <text:p>42.2479858398</text:p>
          </table:table-cell>
          <table:table-cell office:value-type="float" office:value="87.593973875" calcext:value-type="float">
            <text:p>87.593973875</text:p>
          </table:table-cell>
          <table:table-cell table:formula="of:=(1/3*[.A18]^3)" office:value-type="float" office:value="9090300333.33333" calcext:value-type="float">
            <text:p>9090300333.33333</text:p>
          </table:table-cell>
          <table:table-cell table:formula="of:=(2/3*[.A18]^3)" office:value-type="float" office:value="18180600666.6667" calcext:value-type="float">
            <text:p>18180600666.6667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48.9376528263" calcext:value-type="float">
            <text:p>48.9376528263</text:p>
          </table:table-cell>
          <table:table-cell office:value-type="float" office:value="99.8130660057" calcext:value-type="float">
            <text:p>99.8130660057</text:p>
          </table:table-cell>
          <table:table-cell table:formula="of:=(1/3*[.A19]^3)" office:value-type="float" office:value="11025387000" calcext:value-type="float">
            <text:p>11025387000</text:p>
          </table:table-cell>
          <table:table-cell table:formula="of:=(2/3*[.A19]^3)" office:value-type="float" office:value="22050774000" calcext:value-type="float">
            <text:p>2205077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6:29:58.298938161</meta:creation-date>
    <dc:date>2019-08-26T17:18:41.396123684</dc:date>
    <meta:editing-duration>PT18M11S</meta:editing-duration>
    <meta:editing-cycles>1</meta:editing-cycles>
    <meta:document-statistic meta:table-count="1" meta:cell-count="90" meta:object-count="2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58.494cm" svg:height="22.227cm" xlink:href=".." xlink:type="simple" chart:class="chart:scatter" chart:style-name="ch1">
        <chart:title svg:x="24.913cm" svg:y="0.579cm" chart:style-name="ch2">
          <text:p>Times of Matrix Factorizations</text:p>
        </chart:title>
        <chart:legend chart:legend-position="end" svg:x="49.842cm" svg:y="9.613cm" style:legend-expansion="high" chart:style-name="ch3"/>
        <chart:plot-area chart:style-name="ch4" table:cell-range-address="Sheet1.A2:Sheet1.E19" chart:data-source-has-labels="both" svg:x="2.567cm" svg:y="2.12cm" svg:width="46.106cm" svg:height="18.295cm">
          <chartooo:coordinate-region svg:x="3.85cm" svg:y="2.32cm" svg:width="43.075cm" svg:height="17.448cm"/>
          <chart:axis chart:dimension="x" chart:name="primary-x" chart:style-name="ch5" chartooo:axis-type="auto">
            <chart:title svg:x="25.293cm" svg:y="20.86cm" chart:style-name="ch6">
              <text:p>m</text:p>
            </chart:title>
            <chart:categories table:cell-range-address="Sheet1.A3:Sheet1.A19"/>
          </chart:axis>
          <chart:axis chart:dimension="y" chart:name="primary-y" chart:style-name="ch7">
            <chart:title svg:x="0.451cm" svg:y="14.849cm" chart:style-name="ch8">
              <text:p>Seconds (Logaritmic Scale)</text:p>
            </chart:title>
            <chart:grid chart:style-name="ch9" chart:class="major"/>
          </chart:axis>
          <chart:series chart:style-name="ch10" chart:values-cell-range-address="Sheet1.B3:Sheet1.B19" chart:label-cell-address="Sheet1.B2:Sheet1.B2" chart:class="chart:scatter">
            <chart:domain table:cell-range-address="Sheet1.A3:Sheet1.A19"/>
            <chart:data-point chart:repeated="17"/>
          </chart:series>
          <chart:series chart:style-name="ch11" chart:values-cell-range-address="Sheet1.C3:Sheet1.C19" chart:label-cell-address="Sheet1.C2:Sheet1.C2" chart:class="chart:scatter">
            <chart:data-point chart:repeated="17"/>
          </chart:series>
          <chart:series chart:style-name="ch12" chart:values-cell-range-address="Sheet1.D3:Sheet1.D19" chart:label-cell-address="Sheet1.D2:Sheet1.D2" chart:class="chart:scatter">
            <chart:data-point chart:repeated="17"/>
          </chart:series>
          <chart:series chart:style-name="ch13" chart:values-cell-range-address="Sheet1.E3:Sheet1.E19" chart:label-cell-address="Sheet1.E2:Sheet1.E2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irical Growing Cholesky</text:p>
                <draw:g>
                  <svg:desc>Sheet1.B2:Sheet1.B2</svg:desc>
                </draw:g>
              </table:table-cell>
              <table:table-cell office:value-type="string">
                <text:p>Empirical Growing PLU</text:p>
                <draw:g>
                  <svg:desc>Sheet1.C2:Sheet1.C2</svg:desc>
                </draw:g>
              </table:table-cell>
              <table:table-cell office:value-type="string">
                <text:p>Theoretical Bound Cholesky</text:p>
                <draw:g>
                  <svg:desc>Sheet1.D2:Sheet1.D2</svg:desc>
                </draw:g>
              </table:table-cell>
              <table:table-cell office:value-type="string">
                <text:p>Theoretical Bound PLU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19</svg:desc>
                </draw:g>
              </table:table-cell>
              <table:table-cell office:value-type="float" office:value="0.00139212608337">
                <text:p>0.00139212608337</text:p>
                <draw:g>
                  <svg:desc>Sheet1.B3:Sheet1.B19</svg:desc>
                </draw:g>
              </table:table-cell>
              <table:table-cell office:value-type="float" office:value="0.00241589546204">
                <text:p>0.00241589546204</text:p>
                <draw:g>
                  <svg:desc>Sheet1.C3:Sheet1.C19</svg:desc>
                </draw:g>
              </table:table-cell>
              <table:table-cell office:value-type="float" office:value="333.333333333333">
                <text:p>333.333333333333</text:p>
                <draw:g>
                  <svg:desc>Sheet1.D3:Sheet1.D19</svg:desc>
                </draw:g>
              </table:table-cell>
              <table:table-cell office:value-type="float" office:value="666.666666666667">
                <text:p>666.666666666667</text:p>
                <draw:g>
                  <svg:desc>Sheet1.E3:Sheet1.E19</svg:desc>
                </draw:g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31893157959">
                <text:p>0.131893157959</text:p>
              </table:table-cell>
              <table:table-cell office:value-type="float" office:value="0.241790056229">
                <text:p>0.241790056229</text:p>
              </table:table-cell>
              <table:table-cell office:value-type="float" office:value="3087000">
                <text:p>3087000</text:p>
              </table:table-cell>
              <table:table-cell office:value-type="float" office:value="6174000">
                <text:p>61740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519479990005">
                <text:p>0.519479990005</text:p>
              </table:table-cell>
              <table:table-cell office:value-type="float" office:value="0.971600055695">
                <text:p>0.971600055695</text:p>
              </table:table-cell>
              <table:table-cell office:value-type="float" office:value="22973666.6666667">
                <text:p>22973666.6666667</text:p>
              </table:table-cell>
              <table:table-cell office:value-type="float" office:value="45947333.3333333">
                <text:p>45947333.333333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19229221344">
                <text:p>1.19229221344</text:p>
              </table:table-cell>
              <table:table-cell office:value-type="float" office:value="2.29912304878">
                <text:p>2.29912304878</text:p>
              </table:table-cell>
              <table:table-cell office:value-type="float" office:value="75660333.3333333">
                <text:p>75660333.3333333</text:p>
              </table:table-cell>
              <table:table-cell office:value-type="float" office:value="151320666.666667">
                <text:p>151320666.66666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.23292708397">
                <text:p>2.23292708397</text:p>
              </table:table-cell>
              <table:table-cell office:value-type="float" office:value="4.31214499474">
                <text:p>4.31214499474</text:p>
              </table:table-cell>
              <table:table-cell office:value-type="float" office:value="177147000">
                <text:p>177147000</text:p>
              </table:table-cell>
              <table:table-cell office:value-type="float" office:value="354294000">
                <text:p>3542940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3.61756300926">
                <text:p>3.61756300926</text:p>
              </table:table-cell>
              <table:table-cell office:value-type="float" office:value="7.13381409645">
                <text:p>7.13381409645</text:p>
              </table:table-cell>
              <table:table-cell office:value-type="float" office:value="343433666.666667">
                <text:p>343433666.666667</text:p>
              </table:table-cell>
              <table:table-cell office:value-type="float" office:value="686867333.333333">
                <text:p>686867333.333333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5.54686903954">
                <text:p>5.54686903954</text:p>
              </table:table-cell>
              <table:table-cell office:value-type="float" office:value="10.5928821564">
                <text:p>10.5928821564</text:p>
              </table:table-cell>
              <table:table-cell office:value-type="float" office:value="590520333.333333">
                <text:p>590520333.333333</text:p>
              </table:table-cell>
              <table:table-cell office:value-type="float" office:value="1181040666.66667">
                <text:p>1181040666.6666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7.55332708359">
                <text:p>7.55332708359</text:p>
              </table:table-cell>
              <table:table-cell office:value-type="float" office:value="14.6313049793">
                <text:p>14.6313049793</text:p>
              </table:table-cell>
              <table:table-cell office:value-type="float" office:value="934407000">
                <text:p>934407000</text:p>
              </table:table-cell>
              <table:table-cell office:value-type="float" office:value="1868814000">
                <text:p>1868814000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0.263520956">
                <text:p>10.263520956</text:p>
              </table:table-cell>
              <table:table-cell office:value-type="float" office:value="19.8109240532">
                <text:p>19.8109240532</text:p>
              </table:table-cell>
              <table:table-cell office:value-type="float" office:value="1391093666.66667">
                <text:p>1391093666.66667</text:p>
              </table:table-cell>
              <table:table-cell office:value-type="float" office:value="2782187333.33333">
                <text:p>2782187333.33333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3.1271560192">
                <text:p>13.1271560192</text:p>
              </table:table-cell>
              <table:table-cell office:value-type="float" office:value="25.6402540207">
                <text:p>25.6402540207</text:p>
              </table:table-cell>
              <table:table-cell office:value-type="float" office:value="1976580333.33333">
                <text:p>1976580333.33333</text:p>
              </table:table-cell>
              <table:table-cell office:value-type="float" office:value="3953160666.66667">
                <text:p>3953160666.6666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.7079429626">
                <text:p>16.7079429626</text:p>
              </table:table-cell>
              <table:table-cell office:value-type="float" office:value="32.5339698792">
                <text:p>32.5339698792</text:p>
              </table:table-cell>
              <table:table-cell office:value-type="float" office:value="2706867000">
                <text:p>2706867000</text:p>
              </table:table-cell>
              <table:table-cell office:value-type="float" office:value="5413734000">
                <text:p>5413734000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20.4737589359">
                <text:p>20.4737589359</text:p>
              </table:table-cell>
              <table:table-cell office:value-type="float" office:value="40.4629878998">
                <text:p>40.4629878998</text:p>
              </table:table-cell>
              <table:table-cell office:value-type="float" office:value="3597953666.66667">
                <text:p>3597953666.66667</text:p>
              </table:table-cell>
              <table:table-cell office:value-type="float" office:value="7195907333.33333">
                <text:p>7195907333.33333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25.7847239971">
                <text:p>25.7847239971</text:p>
              </table:table-cell>
              <table:table-cell office:value-type="float" office:value="50.70875597">
                <text:p>50.70875597</text:p>
              </table:table-cell>
              <table:table-cell office:value-type="float" office:value="4665840333.33333">
                <text:p>4665840333.33333</text:p>
              </table:table-cell>
              <table:table-cell office:value-type="float" office:value="9331680666.66667">
                <text:p>9331680666.66667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30.3348200321">
                <text:p>30.3348200321</text:p>
              </table:table-cell>
              <table:table-cell office:value-type="float" office:value="60.8351459503">
                <text:p>60.8351459503</text:p>
              </table:table-cell>
              <table:table-cell office:value-type="float" office:value="5926527000">
                <text:p>5926527000</text:p>
              </table:table-cell>
              <table:table-cell office:value-type="float" office:value="11853054000">
                <text:p>11853054000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35.7913658619">
                <text:p>35.7913658619</text:p>
              </table:table-cell>
              <table:table-cell office:value-type="float" office:value="72.8757150173">
                <text:p>72.8757150173</text:p>
              </table:table-cell>
              <table:table-cell office:value-type="float" office:value="7396013666.66667">
                <text:p>7396013666.66667</text:p>
              </table:table-cell>
              <table:table-cell office:value-type="float" office:value="14792027333.3333">
                <text:p>14792027333.3333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42.2479858398">
                <text:p>42.2479858398</text:p>
              </table:table-cell>
              <table:table-cell office:value-type="float" office:value="87.593973875">
                <text:p>87.593973875</text:p>
              </table:table-cell>
              <table:table-cell office:value-type="float" office:value="9090300333.33333">
                <text:p>9090300333.33333</text:p>
              </table:table-cell>
              <table:table-cell office:value-type="float" office:value="18180600666.6667">
                <text:p>18180600666.6667</text:p>
              </table:table-cell>
            </table:table-row>
            <table:table-row>
              <table:table-cell office:value-type="float" office:value="3210">
                <text:p>3210</text:p>
              </table:table-cell>
              <table:table-cell office:value-type="float" office:value="48.9376528263">
                <text:p>48.9376528263</text:p>
              </table:table-cell>
              <table:table-cell office:value-type="float" office:value="99.8130660057">
                <text:p>99.8130660057</text:p>
              </table:table-cell>
              <table:table-cell office:value-type="float" office:value="11025387000">
                <text:p>11025387000</text:p>
              </table:table-cell>
              <table:table-cell office:value-type="float" office:value="22050774000">
                <text:p>2205077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8.494cm" svg:height="22.227cm" xlink:href=".." xlink:type="simple" chart:class="chart:scatter" chart:style-name="ch1">
        <chart:title svg:x="24.913cm" svg:y="0.579cm" chart:style-name="ch2">
          <text:p>Times of Matrix Factorizations</text:p>
        </chart:title>
        <chart:legend chart:legend-position="end" svg:x="49.895cm" svg:y="10.335cm" style:legend-expansion="high" chart:style-name="ch3"/>
        <chart:plot-area chart:style-name="ch4" table:cell-range-address="Sheet1.A2:Sheet1.C19" chart:data-source-has-labels="both" svg:x="2.567cm" svg:y="2.12cm" svg:width="46.159cm" svg:height="18.295cm">
          <chartooo:coordinate-region svg:x="3.188cm" svg:y="2.319cm" svg:width="44.98cm" svg:height="17.449cm"/>
          <chart:axis chart:dimension="x" chart:name="primary-x" chart:style-name="ch5" chartooo:axis-type="auto">
            <chart:title svg:x="25.319cm" svg:y="20.86cm" chart:style-name="ch6">
              <text:p>m</text:p>
            </chart:title>
            <chart:categories table:cell-range-address="Sheet1.A3:Sheet1.A19"/>
          </chart:axis>
          <chart:axis chart:dimension="y" chart:name="primary-y" chart:style-name="ch7">
            <chart:title svg:x="0.451cm" svg:y="14.849cm" chart:style-name="ch8">
              <text:p>Seconds (Logaritmic Scale)</text:p>
            </chart:title>
            <chart:grid chart:style-name="ch9" chart:class="major"/>
          </chart:axis>
          <chart:series chart:style-name="ch10" chart:values-cell-range-address="Sheet1.B3:Sheet1.B19" chart:label-cell-address="Sheet1.B2:Sheet1.B2" chart:class="chart:scatter">
            <chart:domain table:cell-range-address="Sheet1.A3:Sheet1.A19"/>
            <chart:data-point chart:repeated="17"/>
          </chart:series>
          <chart:series chart:style-name="ch11" chart:values-cell-range-address="Sheet1.C3:Sheet1.C19" chart:label-cell-address="Sheet1.C2:Sheet1.C2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irical Growing Cholesky</text:p>
                <draw:g>
                  <svg:desc>Sheet1.B2:Sheet1.B2</svg:desc>
                </draw:g>
              </table:table-cell>
              <table:table-cell office:value-type="string">
                <text:p>Empirical Growing PLU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19</svg:desc>
                </draw:g>
              </table:table-cell>
              <table:table-cell office:value-type="float" office:value="0.00139212608337">
                <text:p>0.00139212608337</text:p>
                <draw:g>
                  <svg:desc>Sheet1.B3:Sheet1.B19</svg:desc>
                </draw:g>
              </table:table-cell>
              <table:table-cell office:value-type="float" office:value="0.00241589546204">
                <text:p>0.00241589546204</text:p>
                <draw:g>
                  <svg:desc>Sheet1.C3:Sheet1.C19</svg:desc>
                </draw:g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31893157959">
                <text:p>0.131893157959</text:p>
              </table:table-cell>
              <table:table-cell office:value-type="float" office:value="0.241790056229">
                <text:p>0.24179005622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519479990005">
                <text:p>0.519479990005</text:p>
              </table:table-cell>
              <table:table-cell office:value-type="float" office:value="0.971600055695">
                <text:p>0.97160005569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19229221344">
                <text:p>1.19229221344</text:p>
              </table:table-cell>
              <table:table-cell office:value-type="float" office:value="2.29912304878">
                <text:p>2.2991230487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.23292708397">
                <text:p>2.23292708397</text:p>
              </table:table-cell>
              <table:table-cell office:value-type="float" office:value="4.31214499474">
                <text:p>4.31214499474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3.61756300926">
                <text:p>3.61756300926</text:p>
              </table:table-cell>
              <table:table-cell office:value-type="float" office:value="7.13381409645">
                <text:p>7.13381409645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5.54686903954">
                <text:p>5.54686903954</text:p>
              </table:table-cell>
              <table:table-cell office:value-type="float" office:value="10.5928821564">
                <text:p>10.5928821564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7.55332708359">
                <text:p>7.55332708359</text:p>
              </table:table-cell>
              <table:table-cell office:value-type="float" office:value="14.6313049793">
                <text:p>14.6313049793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0.263520956">
                <text:p>10.263520956</text:p>
              </table:table-cell>
              <table:table-cell office:value-type="float" office:value="19.8109240532">
                <text:p>19.8109240532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3.1271560192">
                <text:p>13.1271560192</text:p>
              </table:table-cell>
              <table:table-cell office:value-type="float" office:value="25.6402540207">
                <text:p>25.640254020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.7079429626">
                <text:p>16.7079429626</text:p>
              </table:table-cell>
              <table:table-cell office:value-type="float" office:value="32.5339698792">
                <text:p>32.5339698792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20.4737589359">
                <text:p>20.4737589359</text:p>
              </table:table-cell>
              <table:table-cell office:value-type="float" office:value="40.4629878998">
                <text:p>40.4629878998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25.7847239971">
                <text:p>25.7847239971</text:p>
              </table:table-cell>
              <table:table-cell office:value-type="float" office:value="50.70875597">
                <text:p>50.70875597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30.3348200321">
                <text:p>30.3348200321</text:p>
              </table:table-cell>
              <table:table-cell office:value-type="float" office:value="60.8351459503">
                <text:p>60.8351459503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35.7913658619">
                <text:p>35.7913658619</text:p>
              </table:table-cell>
              <table:table-cell office:value-type="float" office:value="72.8757150173">
                <text:p>72.8757150173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42.2479858398">
                <text:p>42.2479858398</text:p>
              </table:table-cell>
              <table:table-cell office:value-type="float" office:value="87.593973875">
                <text:p>87.593973875</text:p>
              </table:table-cell>
            </table:table-row>
            <table:table-row>
              <table:table-cell office:value-type="float" office:value="3210">
                <text:p>3210</text:p>
              </table:table-cell>
              <table:table-cell office:value-type="float" office:value="48.9376528263">
                <text:p>48.9376528263</text:p>
              </table:table-cell>
              <table:table-cell office:value-type="float" office:value="99.8130660057">
                <text:p>99.81306600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